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fo:margin-left="1.9285in" table:align="left"/>
    </style:style>
    <style:style style:name="Table1.A" style:family="table-column">
      <style:table-column-properties style:column-width="1.4208in"/>
    </style:style>
    <style:style style:name="Table1.B" style:family="table-column">
      <style:table-column-properties style:column-width="1.0792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Text_20_body">
      <style:paragraph-properties fo:text-align="justify" style:justify-single-word="false"/>
      <style:text-properties fo:font-size="12pt" fo:font-style="italic" officeooo:rsid="00038081" officeooo:paragraph-rsid="001224a5" style:font-size-asian="12pt" style:font-style-asian="italic" style:font-size-complex="12pt" style:font-style-complex="italic"/>
    </style:style>
    <style:style style:name="P2" style:family="paragraph" style:parent-style-name="Text_20_body">
      <style:text-properties officeooo:paragraph-rsid="001224a5"/>
    </style:style>
    <style:style style:name="P3" style:family="paragraph" style:parent-style-name="Text_20_body">
      <style:text-properties officeooo:rsid="001224a5" officeooo:paragraph-rsid="001224a5"/>
    </style:style>
    <style:style style:name="P4" style:family="paragraph" style:parent-style-name="Text_20_body">
      <style:text-properties officeooo:rsid="001224a5" officeooo:paragraph-rsid="0013eea8"/>
    </style:style>
    <style:style style:name="P5" style:family="paragraph" style:parent-style-name="Text_20_body">
      <style:text-properties officeooo:rsid="001224a5" officeooo:paragraph-rsid="001b6527"/>
    </style:style>
    <style:style style:name="P6" style:family="paragraph" style:parent-style-name="Text_20_body">
      <style:text-properties officeooo:paragraph-rsid="0013eea8"/>
    </style:style>
    <style:style style:name="P7" style:family="paragraph" style:parent-style-name="Heading_20_3">
      <style:text-properties officeooo:rsid="001224a5" officeooo:paragraph-rsid="001224a5"/>
    </style:style>
    <style:style style:name="P8" style:family="paragraph" style:parent-style-name="Heading_20_3">
      <style:text-properties officeooo:rsid="001224a5" officeooo:paragraph-rsid="0013eea8"/>
    </style:style>
    <style:style style:name="P9" style:family="paragraph" style:parent-style-name="Heading_20_3" style:list-style-name="">
      <style:text-properties officeooo:rsid="001224a5" officeooo:paragraph-rsid="0013eea8"/>
    </style:style>
    <style:style style:name="P10" style:family="paragraph" style:parent-style-name="Heading_20_3">
      <style:paragraph-properties fo:break-before="page"/>
      <style:text-properties officeooo:rsid="001224a5" officeooo:paragraph-rsid="0013eea8"/>
    </style:style>
    <style:style style:name="P11" style:family="paragraph" style:parent-style-name="Heading_20_1">
      <style:text-properties officeooo:rsid="0001413d" officeooo:paragraph-rsid="001224a5"/>
    </style:style>
    <style:style style:name="P12" style:family="paragraph" style:parent-style-name="Heading_20_1">
      <style:text-properties officeooo:rsid="0013eea8" officeooo:paragraph-rsid="0013eea8"/>
    </style:style>
    <style:style style:name="P13" style:family="paragraph" style:parent-style-name="Title">
      <style:text-properties officeooo:rsid="00000e1c" officeooo:paragraph-rsid="001224a5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4pt" officeooo:rsid="00000e1c" officeooo:paragraph-rsid="001224a5" style:font-name-asian="Noto Sans CJK SC Regular" style:font-size-asian="12.25pt" style:font-name-complex="FreeSans" style:font-size-complex="14pt"/>
    </style:style>
    <style:style style:name="P15" style:family="paragraph" style:parent-style-name="Subtitle">
      <style:text-properties fo:font-size="14pt" officeooo:rsid="00038081" officeooo:paragraph-rsid="001224a5" style:font-size-asian="12.25pt" style:font-size-complex="14pt"/>
    </style:style>
    <style:style style:name="P16" style:family="paragraph" style:parent-style-name="Heading_20_2">
      <style:text-properties officeooo:rsid="001224a5" officeooo:paragraph-rsid="001224a5"/>
    </style:style>
    <style:style style:name="P17" style:family="paragraph" style:parent-style-name="Heading_20_2">
      <style:text-properties officeooo:rsid="001224a5" officeooo:paragraph-rsid="0013eea8"/>
    </style:style>
    <style:style style:name="P18" style:family="paragraph" style:parent-style-name="Heading_20_2" style:list-style-name="">
      <style:text-properties officeooo:rsid="001224a5" officeooo:paragraph-rsid="0013eea8"/>
    </style:style>
    <style:style style:name="P19" style:family="paragraph" style:parent-style-name="Heading_20_2">
      <style:paragraph-properties fo:break-before="page"/>
      <style:text-properties officeooo:rsid="001224a5" officeooo:paragraph-rsid="0013eea8"/>
    </style:style>
    <style:style style:name="T1" style:family="text">
      <style:text-properties officeooo:rsid="0011fc1c"/>
    </style:style>
    <style:style style:name="T2" style:family="text">
      <style:text-properties officeooo:rsid="00204e88"/>
    </style:style>
    <style:style style:name="T3" style:family="text">
      <style:text-properties officeooo:rsid="000d9589"/>
    </style:style>
    <style:style style:name="T4" style:family="text">
      <style:text-properties officeooo:rsid="001b7ea9"/>
    </style:style>
    <style:style style:name="T5" style:family="text">
      <style:text-properties officeooo:rsid="001b6527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art <text:span text:style-name="T2">3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Name:</text:p>
          </table:table-cell>
          <table:table-cell table:style-name="Table1.B1" office:value-type="string">
            <text:p text:style-name="P14">Tomer Gill</text:p>
          </table:table-cell>
        </table:table-row>
        <table:table-row>
          <table:table-cell table:style-name="Table1.A2" office:value-type="string">
            <text:p text:style-name="P14">ID:</text:p>
          </table:table-cell>
          <table:table-cell table:style-name="Table1.B2" office:value-type="string">
            <text:p text:style-name="P14">318459450</text:p>
          </table:table-cell>
        </table:table-row>
        <table:table-row>
          <table:table-cell table:style-name="Table1.A2" office:value-type="string">
            <text:p text:style-name="P14">U2 User Name:</text:p>
          </table:table-cell>
          <table:table-cell table:style-name="Table1.B2" office:value-type="string">
            <text:p text:style-name="P14"><text:s/>gilltom</text:p>
          </table:table-cell>
        </table:table-row>
      </table:table>
      <text:p text:style-name="P15"/>
      <text:p text:style-name="P1">* I’ve worked with the PyTorch framework, using <text:span text:style-name="T3">ADAM optimizer and </text:span>mini-batches on train and dev, but not on test. <text:span text:style-name="T4">I’ve also decided to keep training the embedding matrix along the rest of the neural network.</text:span></text:p>
      <text:h text:style-name="P11" text:outline-level="1"><text:span text:style-name="T1">Parameters:</text:span></text:h>
      <text:h text:style-name="P16" text:outline-level="2">Without Pre-trained Embedding Vectors</text:h>
      <text:h text:style-name="P7" text:outline-level="3">POS</text:h>
      <text:p text:style-name="P3">*<text:tab/>Number of iterations: 10</text:p>
      <text:p text:style-name="P3">*<text:tab/>Learning rate: 0.01</text:p>
      <text:p text:style-name="P3">*<text:tab/>Batch size: 1000</text:p>
      <text:p text:style-name="P3">*<text:tab/>Hidden dimension size: 75</text:p>
      <text:h text:style-name="P7" text:outline-level="3">NER</text:h>
      <text:p text:style-name="P5">*<text:tab/>Number of iterations: <text:span text:style-name="T5">5</text:span></text:p>
      <text:p text:style-name="P5">*<text:tab/>Learning rate: 0.01</text:p>
      <text:p text:style-name="P5">*<text:tab/>Batch size: 100</text:p>
      <text:p text:style-name="P5">*<text:tab/>Hidden dimension size: <text:span text:style-name="T5">100</text:span></text:p>
      <text:h text:style-name="P16" text:outline-level="2">With Pre-trained Embedding Vectors</text:h>
      <text:h text:style-name="P7" text:outline-level="3">POS</text:h>
      <text:p text:style-name="P3"/>
      <text:h text:style-name="P7" text:outline-level="3">NER</text:h>
      <text:p text:style-name="P2"/>
      <text:h text:style-name="P12" text:outline-level="1">Considerations:</text:h>
      <text:p text:style-name="P6"/>
      <text:h text:style-name="P12" text:outline-level="1"><text:soft-page-break/>Graphs:</text:h>
      <text:h text:style-name="P17" text:outline-level="2">Without Pre-trained Embedding Vectors</text:h>
      <text:h text:style-name="P8" text:outline-level="3">POS</text:h>
      <text:p text:style-name="P4"/>
      <text:p text:style-name="P4"><draw:frame draw:style-name="fr1" draw:name="Object1" text:anchor-type="paragraph" svg:width="6.2965in" svg:height="3.5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1" draw:name="Object2" text:anchor-type="paragraph" svg:width="6.298in" svg:height="3.5398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9" text:outline-level="3"/>
      <text:h text:style-name="P10" text:outline-level="3">NER</text:h>
      <text:p text:style-name="P6"/>
      <text:p text:style-name="P6"><draw:frame draw:style-name="fr1" draw:name="Object3" text:anchor-type="paragraph" svg:width="6.2972in" svg:height="3.539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1" draw:name="Object4" text:anchor-type="paragraph" svg:width="6.298in" svg:height="3.539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h text:style-name="P18" text:outline-level="2"/>
      <text:h text:style-name="P19" text:outline-level="2">With Pre-trained Embedding Vectors</text:h>
      <text:h text:style-name="P8" text:outline-level="3">POS</text:h>
      <text:p text:style-name="P4"/>
      <text:h text:style-name="P8" text:outline-level="3">NER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22:13:16.970554647</meta:creation-date>
    <dc:date>2017-12-10T00:49:35.704196421</dc:date>
    <meta:editing-duration>PT2H36M19S</meta:editing-duration>
    <meta:editing-cycles>6</meta:editing-cycles>
    <meta:generator>LibreOffice/5.1.6.2$Linux_X86_64 LibreOffice_project/10m0$Build-2</meta:generator>
    <meta:document-statistic meta:table-count="1" meta:image-count="0" meta:object-count="4" meta:page-count="4" meta:paragraph-count="31" meta:word-count="110" meta:character-count="644" meta:non-whitespace-character-count="5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8.997cm" xlink:href="." xlink:type="simple" chart:class="chart:line" chart:style-name="ch1">
        <chart:title svg:x="2.899cm" svg:y="0.314cm" chart:style-name="ch2">
          <text:p>POS DEV Loss Using Prefix and Suffix Embedding
(Without Pre-trained Vecotrs)</text:p>
        </chart:title>
        <chart:subtitle svg:x="6.193cm" svg:y="1.776cm" chart:style-name="ch3">
          <text:p>By Iteration Number</text:p>
        </chart:subtitle>
        <chart:plot-area chart:style-name="ch4" chart:data-source-has-labels="both" svg:x="1.33cm" svg:y="2.638cm" svg:width="14.343cm" svg:height="5.199cm">
          <chartooo:coordinate-region svg:x="2.242cm" svg:y="2.837cm" svg:width="13.338cm" svg:height="4.353cm"/>
          <chart:axis chart:dimension="x" chart:name="primary-x" chart:style-name="ch5" chartooo:axis-type="auto">
            <chartooo:date-scale/>
            <chart:title svg:x="7.862cm" svg:y="8.016cm" chart:style-name="ch6">
              <text:p>iteration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929cm" chart:style-name="ch8">
              <text:p>avg. loss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20995">
                <text:p>0.2099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82864">
                <text:p>0.1828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6467">
                <text:p>0.1864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94983">
                <text:p>0.1949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061">
                <text:p>0.210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5463">
                <text:p>0.2054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17248">
                <text:p>0.2172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1675">
                <text:p>0.2116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7529">
                <text:p>0.2275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3453">
                <text:p>0.223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cm" xlink:href="." xlink:type="simple" chart:class="chart:line" chart:style-name="ch1">
        <chart:title svg:x="0.282cm" svg:y="0.315cm" chart:style-name="ch2">
          <text:p>POS DEV Loss Using Prefix and Suffix Embedding Using Pre-trained Vecotrs</text:p>
        </chart:title>
        <chart:subtitle svg:x="6.195cm" svg:y="1.273cm" chart:style-name="ch3">
          <text:p>By Iteration Number</text:p>
        </chart:subtitle>
        <chart:plot-area chart:style-name="ch4" chart:data-source-has-labels="both" svg:x="1.33cm" svg:y="2.135cm" svg:width="14.347cm" svg:height="5.695cm">
          <chartooo:coordinate-region svg:x="2.745cm" svg:y="2.334cm" svg:width="12.839cm" svg:height="4.849cm"/>
          <chart:axis chart:dimension="x" chart:name="primary-x" chart:style-name="ch5" chartooo:axis-type="auto">
            <chartooo:date-scale/>
            <chart:title svg:x="7.864cm" svg:y="8.009cm" chart:style-name="ch6">
              <text:p>iteration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8">
            <chart:title svg:x="0.451cm" svg:y="5.687cm" chart:style-name="ch9">
              <text:p>accuracy</text:p>
            </chart:title>
            <chart:grid chart:style-name="ch7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79">
                <text:p>0.94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02">
                <text:p>0.95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494">
                <text:p>0.94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88">
                <text:p>0.94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14">
                <text:p>0.95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98">
                <text:p>0.94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15">
                <text:p>0.95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93">
                <text:p>0.94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1">
                <text:p>0.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9cm" xlink:href="." xlink:type="simple" chart:class="chart:line" chart:style-name="ch1">
        <chart:title svg:x="2.887cm" svg:y="0.314cm" chart:style-name="ch2">
          <text:p>POS NER Loss Using Prefix and Suffix Embedding
(Without Pre-trained Vecotrs)</text:p>
        </chart:title>
        <chart:subtitle svg:x="6.233cm" svg:y="1.776cm" chart:style-name="ch3">
          <text:p>By Iteration number</text:p>
        </chart:subtitle>
        <chart:plot-area chart:style-name="ch4" chart:data-source-has-labels="both" svg:x="1.33cm" svg:y="2.638cm" svg:width="14.345cm" svg:height="5.192cm">
          <chartooo:coordinate-region svg:x="2.242cm" svg:y="2.837cm" svg:width="13.339cm" svg:height="4.346cm"/>
          <chart:axis chart:dimension="x" chart:name="primary-x" chart:style-name="ch5" chartooo:axis-type="auto">
            <chartooo:date-scale/>
            <chart:title svg:x="7.863cm" svg:y="8.009cm" chart:style-name="ch6">
              <text:p>iteration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582cm" chart:style-name="ch8">
              <text:p>loss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163756">
                <text:p>0.16375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45829">
                <text:p>0.1458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1504">
                <text:p>0.1615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0351">
                <text:p>0.2203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1119">
                <text:p>0.231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cm" xlink:href="." xlink:type="simple" chart:class="chart:line" chart:style-name="ch1">
        <chart:title svg:x="0.268cm" svg:y="0.315cm" chart:style-name="ch2">
          <text:p>POS NER Loss Using Prefix and Suffix Embedding Using Pre-trained Vecotrs</text:p>
        </chart:title>
        <chart:subtitle svg:x="6.195cm" svg:y="1.273cm" chart:style-name="ch3">
          <text:p>By Iteration Number</text:p>
        </chart:subtitle>
        <chart:plot-area chart:style-name="ch4" chart:data-source-has-labels="both" svg:x="1.33cm" svg:y="2.135cm" svg:width="14.347cm" svg:height="5.695cm">
          <chartooo:coordinate-region svg:x="2.745cm" svg:y="2.334cm" svg:width="12.839cm" svg:height="4.849cm"/>
          <chart:axis chart:dimension="x" chart:name="primary-x" chart:style-name="ch5" chartooo:axis-type="auto">
            <chartooo:date-scale/>
            <chart:title svg:x="7.864cm" svg:y="8.009cm" chart:style-name="ch6">
              <text:p>iteration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1cm" svg:y="5.687cm" chart:style-name="ch9">
              <text:p>accuracy</text:p>
            </chart:title>
            <chart:grid chart:style-name="ch7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7204">
                <text:p>0.720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37">
                <text:p>0.77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703">
                <text:p>0.77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812">
                <text:p>0.78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